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0" style:family="paragraph" style:parent-style-name="Standard">
      <style:text-properties officeooo:rsid="0dde9a1c" officeooo:paragraph-rsid="0ddfbc49"/>
    </style:style>
    <style:style style:name="P61" style:family="paragraph" style:parent-style-name="Footnote">
      <style:text-properties officeooo:rsid="043ccc66" officeooo:paragraph-rsid="0dca2508"/>
    </style:style>
    <style:style style:name="P62" style:family="paragraph" style:parent-style-name="Footnote">
      <style:text-properties officeooo:rsid="043ccc66" officeooo:paragraph-rsid="0e5afad8"/>
    </style:style>
    <style:style style:name="P63" style:family="paragraph" style:parent-style-name="Standard">
      <style:text-properties officeooo:paragraph-rsid="0e26e14b"/>
    </style:style>
    <style:style style:name="P64" style:family="paragraph" style:parent-style-name="Standard">
      <style:text-properties officeooo:paragraph-rsid="0e5c6890"/>
    </style:style>
    <style:style style:name="P65" style:family="paragraph" style:parent-style-name="Footnote">
      <style:text-properties officeooo:paragraph-rsid="0e72255e"/>
    </style:style>
    <style:style style:name="P66" style:family="paragraph" style:parent-style-name="Footnote">
      <style:text-properties officeooo:paragraph-rsid="0e81bf91"/>
    </style:style>
    <style:style style:name="P67" style:family="paragraph" style:parent-style-name="Footnote">
      <style:text-properties officeooo:paragraph-rsid="0e9381e6"/>
    </style:style>
    <style:style style:name="P68" style:family="paragraph" style:parent-style-name="Footnote">
      <style:text-properties officeooo:paragraph-rsid="0ead3525"/>
    </style:style>
    <style:style style:name="P69" style:family="paragraph" style:parent-style-name="Footnote">
      <style:text-properties officeooo:paragraph-rsid="0f01ec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41fd77"/>
    </style:style>
    <style:style style:name="P72" style:family="paragraph" style:parent-style-name="Standard">
      <style:text-properties officeooo:paragraph-rsid="0f430ec2"/>
    </style:style>
    <style:style style:name="P73" style:family="paragraph" style:parent-style-name="Standard">
      <style:text-properties officeooo:paragraph-rsid="0f4d8759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5f1cf7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Standard">
      <style:text-properties officeooo:paragraph-rsid="0cb27039"/>
    </style:style>
    <style:style style:name="P84" style:family="paragraph" style:parent-style-name="Standard">
      <style:text-properties officeooo:paragraph-rsid="0ea9445c"/>
    </style:style>
    <style:style style:name="P85" style:family="paragraph" style:parent-style-name="Standard">
      <style:text-properties officeooo:paragraph-rsid="0f449ce3"/>
    </style:style>
    <style:style style:name="P86" style:family="paragraph" style:parent-style-name="Standard">
      <style:text-properties officeooo:paragraph-rsid="0d2e61eb"/>
    </style:style>
    <style:style style:name="P87" style:family="paragraph" style:parent-style-name="Standard">
      <style:text-properties officeooo:paragraph-rsid="0f4eeba0"/>
    </style:style>
    <style:style style:name="P88" style:family="paragraph" style:parent-style-name="Footnote">
      <style:text-properties officeooo:paragraph-rsid="0f851529"/>
    </style:style>
    <style:style style:name="P89" style:family="paragraph" style:parent-style-name="Standard">
      <style:text-properties officeooo:paragraph-rsid="0f851529"/>
    </style:style>
    <style:style style:name="P90" style:family="paragraph" style:parent-style-name="Footnote">
      <style:text-properties officeooo:paragraph-rsid="0f8b89b4"/>
    </style:style>
    <style:style style:name="P91" style:family="paragraph" style:parent-style-name="Footnote">
      <style:text-properties officeooo:paragraph-rsid="0f92b562"/>
    </style:style>
    <style:style style:name="P92" style:family="paragraph" style:parent-style-name="Standard">
      <style:text-properties officeooo:paragraph-rsid="0f467e32"/>
    </style:style>
    <style:style style:name="P93" style:family="paragraph" style:parent-style-name="Standard">
      <style:text-properties officeooo:paragraph-rsid="0f9ce6c3"/>
    </style:style>
    <style:style style:name="P94" style:family="paragraph" style:parent-style-name="Standard">
      <style:text-properties officeooo:paragraph-rsid="0f9ee08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paragraph-properties fo:break-before="page"/>
      <style:text-properties officeooo:paragraph-rsid="0b0ddd8e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text-underline-style="none"/>
    </style:style>
    <style:style style:name="T188" style:family="text">
      <style:text-properties fo:color="#000000" loext:opacity="100%" style:text-line-through-style="none" style:text-line-through-type="none" style:text-underline-style="none" officeooo:rsid="01657261"/>
    </style:style>
    <style:style style:name="T189" style:family="text">
      <style:text-properties fo:color="#000000" loext:opacity="100%" style:text-line-through-style="none" style:text-line-through-type="none" style:text-underline-style="none" officeooo:rsid="0382ccb7"/>
    </style:style>
    <style:style style:name="T190" style:family="text">
      <style:text-properties fo:color="#000000" loext:opacity="100%" style:text-line-through-style="none" style:text-line-through-type="none" style:text-underline-style="none" officeooo:rsid="0f486fef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officeooo:rsid="047da547"/>
    </style:style>
    <style:style style:name="T2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efd8e5c"/>
    </style:style>
    <style:style style:name="T32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fo:font-size="8pt" style:font-size-asian="8pt" style:font-size-complex="8pt" loext:padding="0.049cm" loext:border="0.31pt solid #000000"/>
    </style:style>
    <style:style style:name="T334" style:family="text">
      <style:text-properties officeooo:rsid="0e5635a7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1" style:family="text">
      <style:text-properties officeooo:rsid="0f0ca65a"/>
    </style:style>
    <style:style style:name="T342" style:family="text">
      <style:text-properties officeooo:rsid="01657261"/>
    </style:style>
    <style:style style:name="T343" style:family="text">
      <style:text-properties officeooo:rsid="0f8f58bd"/>
    </style:style>
    <style:style style:name="T344" style:family="text">
      <style:text-properties officeooo:rsid="0f95a7a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212">C</text:span></text:span><text:span text:style-name="Strong_20_Emphasis"><text:span text:style-name="T211">hecklist voor </text:span></text:span><text:span text:style-name="Strong_20_Emphasis"><text:span text:style-name="T213">de installatie</text:span></text:span><text:span text:style-name="Strong_20_Emphasis"><text:span text:style-name="T211"> van </text:span>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<text:span text:style-name="Strong_20_Emphasis"><text:span text:style-name="T219"><text:user-field-get text:name="Version">22.04</text:user-field-get></text:span></text:span><text:span text:style-name="Strong_20_Emphasis"><text:span text:style-name="T215"><text:s/></text:span></text:span><text:span text:style-name="Strong_20_Emphasis"><text:span text:style-name="T216">LTS</text:span></text:span><text:span text:style-name="Strong_20_Emphasis"><text:span text:style-name="T216"><text:note text:id="ftn1" text:note-class="footnote"><text:note-citation>1</text:note-citation><text:note-body><text:p text:style-name="P88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</text:user-field-get></text:span><text:span text:style-name="T271"><text:s/></text:span><text:span text:style-name="T263">LTS 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38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4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7"> </text:span></text:span><text:span text:style-name="Strong_20_Emphasis"><text:span text:style-name="T218"><text:user-field-get text:name="Edition">Desktop</text:user-field-get></text:span></text:span><text:span text:style-name="Strong_20_Emphasis"><text:span text:style-name="T214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41">ONDERSTREEPTE</text:span></text:span><text:span text:style-name="T1"> </text:span><text:span text:style-name="T16">woorden</text:span><text:span text:style-name="T15"> het</text:span><text:span text:style-name="Strong_20_Emphasis"><text:span text:style-name="T277"> </text:span></text:span><text:span text:style-name="Strong_20_Emphasis"><text:span text:style-name="T278">tekstvak</text:span></text:span><text:span text:style-name="T16"> </text:span><text:span text:style-name="T21">in,</text:span><text:span text:style-name="T16"> </text:span><text:span text:style-name="T294">zie </text:span><text:span text:style-name="T325">[</text:span><text:span text:style-name="T294">toelichting</text:span><text:span text:style-name="T325">]</text:span><text:span text:style-name="T16">:</text:span></text:p>
      <text:p text:style-name="P2"><text:span text:style-name="Definition"><text:span text:style-name="T25">GEBRUIKER</text:span></text:span><text:span text:style-name="T301"><text:tab/><text:tab/></text:span><text:span text:style-name="T324"> <text:tab/><text:tab/></text:span><text:span text:style-name="T302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302"><text:tab/></text:span><text:span text:style-name="T303">[</text:span><text:span text:style-name="T297">volledige naam, bijv. </text:span><text:span text:style-name="T298">J</text:span><text:span text:style-name="T322">a</text:span><text:span text:style-name="T298">n </text:span><text:span text:style-name="T322">Jansen</text:span><text:span text:style-name="T323">]</text:span></text:p>
      <text:p text:style-name="P70"><text:span text:style-name="Definition"><text:span text:style-name="T296">g</text:span></text:span><text:span text:style-name="Definition">ebruikersnaam</text:span><text:span text:style-name="T295"><text:tab/></text:span><text:span text:style-name="T295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95"><text:tab/></text:span><text:span text:style-name="T8">[</text:span><text:span text:style-name="T7">korte naam, bijv. </text:span><text:span text:style-name="T225">j</text:span><text:span text:style-name="T226">a</text:span><text:span text:style-name="T225">n</text:span><text:span text:style-name="T227">]</text:span></text:p>
      <text:p text:style-name="P6"><text:span text:style-name="Definition">COMPUTERNAAM</text:span><text:span text:style-name="T304"><text:tab/><text:tab/></text:span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text:tab/><text:span text:style-name="T310">[</text:span><text:span text:style-name="T306">naam van de compute</text:span><text:span text:style-name="T307">r, </text:span><text:span text:style-name="T308">bijv. </text:span><text:span text:style-name="T309">pc02</text:span><text:span text:style-name="T310">]</text:span></text:p>
      <text:p text:style-name="P1"><text:span text:style-name="Definition">OPSTARTMEnU</text:span><text:span text:style-name="T302"><text:tab/><text:tab/><text:tab/></text:span><text:span text:style-name="T302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302"><text:tab/></text:span><text:span text:style-name="T310">[</text:span><text:span text:style-name="T306">to</text:span><text:span text:style-name="T311">ets voor het opstartmedium</text:span><text:span text:style-name="T312">]</text:span></text:p>
      <text:p text:style-name="P5"><text:span text:style-name="Definition"><text:span text:style-name="T305">INSTELLINGE</text:span></text:span><text:span text:style-name="Definition">N</text:span><text:span text:style-name="T305"> <text:tab/><text:tab/><text:tab/></text:span><text:span text:style-name="T305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305"><text:tab/></text:span><text:span text:style-name="T310">[</text:span><text:span text:style-name="T306">toets voor het UEFI-BIOS-scherm</text:span><text:span text:style-name="T310">]</text:span></text:p>
      <text:p text:style-name="P3"><text:span text:style-name="Definition"><text:span text:style-name="T314">GEBRUIKER2</text:span></text:span><text:span text:style-name="T313"><text:tab/></text:span><text:span text:style-name="T324"> <text:tab/><text:tab/></text:span><text:span text:style-name="T302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302"><text:tab/></text:span><text:span text:style-name="T303">[</text:span><text:span text:style-name="T297">volledige naam </text:span><text:span text:style-name="T299">evt. 2</text:span><text:span text:style-name="T326">e</text:span><text:span text:style-name="T299"> gebruiker</text:span><text:span text:style-name="T300">]</text:span></text:p>
      <text:p text:style-name="P63"><text:span text:style-name="Definition"><text:span text:style-name="T314">GEBRUIKERSN</text:span></text:span><text:span text:style-name="Definition"><text:span text:style-name="T315">aa</text:span></text:span><text:span text:style-name="Definition"><text:span text:style-name="T314">M2</text:span></text:span><text:span text:style-name="Definition"><text:span text:style-name="T318"><text:tab/></text:span></text:span><text:span text:style-name="T295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95"><text:tab/></text:span><text:span text:style-name="T317">[</text:span><text:span text:style-name="T316">korte naam</text:span><text:span text:style-name="T319"> </text:span><text:span text:style-name="T320">evt. 2</text:span><text:span text:style-name="T327">e</text:span><text:span text:style-name="T320"> gebruiker</text:span><text:span text:style-name="T321">]</text:span></text:p>
      <text:p text:style-name="P7"><text:span text:style-name="T228">Vervang </text:span><text:span text:style-name="T235">de</text:span><text:span text:style-name="T228"> </text:span><text:span text:style-name="Definition"><text:span text:style-name="T26">ONDERSTREEPTE</text:span></text:span><text:span text:style-name="T228"> </text:span><text:span text:style-name="T229">woorden </text:span><text:span text:style-name="T228">in deze checklist door </text:span><text:span text:style-name="T235">d</text:span><text:span text:style-name="T236">i</text:span><text:span text:style-name="T235">e </text:span><text:span text:style-name="T234">in </text:span><text:span text:style-name="T236">het</text:span><text:span text:style-name="Strong_20_Emphasis"><text:span text:style-name="T69"> </text:span></text:span><text:span text:style-name="Strong_20_Emphasis"><text:span text:style-name="T90">tekstvak</text:span></text:span><text:span text:style-name="T228">.</text:span></text:p>
      <text:p text:style-name="P48"/>
      <text:p text:style-name="P48"/>
      <text:p text:style-name="P4"><text:span text:style-name="T240">Nog niet op Linux?</text:span><text:span text:style-name="T230"><text:tab/></text:span><text:span text:style-name="T237"><text:tab/></text:span><text:span text:style-name="T238">G</text:span><text:span text:style-name="T231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3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2"> onder </text:span><text:span text:style-name="T239">Linux</text:span><text:span text:style-name="T233">.</text:span></text:p>
      <text:p text:style-name="P45"><text:span text:style-name="T200">Nieuwe installatie?</text:span><text:span text:style-name="T195"><text:tab/></text:span><text:span text:style-name="T197"></text:span><text:span text:style-name="T199"><text:tab/></text:span><text:span text:style-name="T198">B</text:span><text:span text:style-name="T195">egin bij hoofdstuk </text:span><text:span text:style-name="T200"><text:bookmark-ref text:reference-format="page" text:ref-name="__RefNumPara__4009_1271708128">2</text:bookmark-ref></text:span><text:span text:style-name="T195"><text:s text:c="2"/></text:span><text:span text:style-name="T201"><text:bookmark-ref text:reference-format="text" text:ref-name="__RefNumPara__4009_1271708128">Installatie uitvoeren</text:bookmark-ref></text:span><text:span text:style-name="T196">.</text:span></text:p>
      <text:p text:style-name="P27"/>
      <text:p text:style-name="P27"/>
      <text:list xml:id="list3054727439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97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97"><draw:control text:anchor-type="as-char" draw:z-index="18" draw:name="Vorm3_ 2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52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1"><text:span text:style-name="User_20_Entry"><text:span text:style-name="T133">E</text:span></text:span><text:span text:style-name="User_20_Entry"><text:span text:style-name="T180">v</text:span></text:span><text:span text:style-name="User_20_Entry"><text:span text:style-name="T181">en</text:span></text:span><text:span text:style-name="User_20_Entry"><text:span text:style-name="T183">t</text:span></text:span><text:span text:style-name="User_20_Entry"><text:span text:style-name="T184">uele </text:span></text:span><text:span text:style-name="User_20_Entry"><text:span text:style-name="T185">extra </text:span></text:span><text:span text:style-name="Definition"><text:span text:style-name="T339">gebruiker</text:span></text:span><text:span text:style-name="User_20_Entry"><text:span text:style-name="T168">s</text:span></text:span><text:span text:style-name="User_20_Entry"><text:span text:style-name="T185"> aanmelden </text:span></text:span><text:span text:style-name="User_20_Entry"><text:span text:style-name="T186">en dezelfde stappen uitvoeren</text:span></text:span><text:span text:style-name="User_20_Entry"><text:span text:style-name="T182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9" draw:name="Vorm 2" draw:style-name="gr1" draw:text-style-name="P100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54">Installeer </text:span></text:span><text:span text:style-name="Strong_20_Emphasis"><text:span text:style-name="T89">pakket kz</text:span></text:span><text:span text:style-name="Strong_20_Emphasis"><text:span text:style-name="T89"><text:note text:id="ftn3" text:note-class="footnote"><text:note-citation>3</text:note-citation><text:note-body><text:p text:style-name="P68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89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1"><text:span text:style-name="Strong_20_Emphasis"><text:span text:style-name="T92">D</text:span></text:span><text:span text:style-name="Strong_20_Emphasis"><text:span text:style-name="T69">ruk op de </text:span></text:span><text:span text:style-name="Strong_20_Emphasis"><text:span text:style-name="T66">Super</text:span></text:span><text:span text:style-name="Strong_20_Emphasis"><text:span text:style-name="T69">-toets</text:span></text:span><text:span text:style-name="Strong_20_Emphasis"><text:span text:style-name="T47"><text:note text:id="ftn4" text:note-class="footnote"><text:note-citation>4</text:note-citation><text:note-body><text:p text:style-name="P69"><text:span text:style-name="T194">D</text:span>e <text:span text:style-name="T333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7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0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4"/></text:span></text:p>
          </table:table-cell>
          <table:table-cell table:style-name="_31_._5f_Installatie_5f_voorbereiden.D5" office:value-type="string">
            <text:p text:style-name="P53"><text:span text:style-name="T3">Typ</text:span><text:span text:style-name="Strong_20_Emphasis"><text:span text:style-name="T58">, of </text:span></text:span><text:span text:style-name="Strong_20_Emphasis"><text:span text:style-name="T57">kopieer en plak, de</text:span></text:span><text:span text:style-name="Strong_20_Emphasis"><text:span text:style-name="T59">z</text:span></text:span><text:span text:style-name="Strong_20_Emphasis"><text:span text:style-name="T57">e </text:span></text:span><text:span text:style-name="Strong_20_Emphasis"><text:span text:style-name="T60">twee </text:span></text:span><text:span text:style-name="Strong_20_Emphasis"><text:span text:style-name="T57">opdrachten, ieder gevolgd door de </text:span></text:span><text:span text:style-name="Strong_20_Emphasis"><text:span text:style-name="T56">Enter</text:span></text:span><text:span text:style-name="Strong_20_Emphasis"><text:span text:style-name="T5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3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3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20" draw:name="Vorm 7" draw:style-name="gr1" draw:text-style-name="P100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6"><text:span text:style-name="Strong_20_Emphasis"><text:span text:style-name="T6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72"><text:span text:style-name="Strong_20_Emphasis"><text:span text:style-name="T92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66">Super</text:span></text:span><text:span text:style-name="Strong_20_Emphasis"><text:span text:style-name="T65">-toets</text:span></text:span><text:span text:style-name="Strong_20_Emphasis"><text:span text:style-name="T63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</text:span></text:span><text:span text:style-name="Strong_20_Emphasis"><text:span text:style-name="T100">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/></text:span></text:p>
          </table:table-cell>
          <table:table-cell table:style-name="_31_._5f_Installatie_5f_voorbereiden.D12" office:value-type="string">
            <text:p text:style-name="P93"><text:span text:style-name="Strong_20_Emphasis"><text:span text:style-name="T96">Selecteer</text:span></text:span><text:span text:style-name="Strong_20_Emphasis"><text:span text:style-name="T62"> </text:span></text:span><text:span text:style-name="Strong_20_Emphasis"><text:span text:style-name="T117">1</text:span></text:span><text:span text:style-name="Strong_20_Emphasis"><text:span text:style-name="T118"> - </text:span></text:span><text:span text:style-name="Strong_20_Emphasis"><text:span text:style-name="T119">In</text:span></text:span><text:span text:style-name="Strong_20_Emphasis"><text:span text:style-name="T112">stallatie voorbereiden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0"/>
      <text:list xml:id="list192026441481737" text:continue-numbering="true" text:style-name="L1">
        <text:list-item>
          <text:p text:style-name="P97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9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246">Start de computer op vanaf </text:span><text:span text:style-name="T250">een </text:span><text:span text:style-name="Strong_20_Emphasis"><text:span text:style-name="T223"><text:user-field-get text:name="Distro">Ubuntu</text:user-field-get></text:span></text:span><text:span text:style-name="T245"><text:s/></text:span><text:span text:style-name="T224"><text:user-field-get text:name="Version">22.04</text:user-field-get></text:span><text:span text:style-name="T127"><text:s/></text:span><text:span text:style-name="T130">LTS </text:span><text:span text:style-name="Strong_20_Emphasis"><text:span text:style-name="T125"><text:user-field-get text:name="Edition">Desktop</text:user-field-get></text:span></text:span><text:span text:style-name="Strong_20_Emphasis"><text:span text:style-name="T125"><text:s/></text:span></text:span><text:span text:style-name="Strong_20_Emphasis"><text:span text:style-name="T126">L</text:span></text:span><text:span text:style-name="T127">ive</text:span><text:span text:style-name="T127"><text:note text:id="ftn5" text:note-class="footnote"><text:note-citation>1</text:note-citation><text:note-body><text:p text:style-name="P91"><text:span text:style-name="T328">Vanaf ee</text:span>n <text:span text:style-name="T344">L</text:span>ive <text:span text:style-name="T343">USB</text:span><text:span text:style-name="T332">-stick </text:span><text:span text:style-name="T334">(</text:span><text:span text:style-name="T332">of </text:span><text:span text:style-name="T343">DVD</text:span><text:span text:style-name="T334">)</text:span><text:span text:style-name="T23"> </text:span>kunt <text:span text:style-name="T328">u opstarten en</text:span> <text:span text:style-name="T17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enige bestanden op de harde schijf te wijzigen en maakt ook installatie van 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mogelijk.</text:p></text:note-body></text:note></text:span><text:span text:style-name="T127"> </text:span><text:span text:style-name="T131">USB</text:span><text:span text:style-name="T128">-stick</text:span><text:span text:style-name="T128"><text:note text:id="ftn6" text:note-class="footnote"><text:note-citation>2</text:note-citation><text:note-body><text:p text:style-name="P90"><text:span text:style-name="Strong_20_Emphasis"><text:span text:style-name="T163">In een grafische werkomgeving:<text:line-break/></text:span></text:span><text:span text:style-name="Strong_20_Emphasis"><text:span text:style-name="T135">Download </text:span></text:span><text:span text:style-name="Strong_20_Emphasis"><text:span text:style-name="T136">een </text:span></text:span><text:span text:style-name="Strong_20_Emphasis"><text:span text:style-name="T137">cd</text:span></text:span><text:span text:style-name="Strong_20_Emphasis"><text:span text:style-name="T164">-beeldbestand</text:span></text:span><text:span text:style-name="Strong_20_Emphasis"><text:span text:style-name="T138"> </text:span></text:span><text:span text:style-name="Strong_20_Emphasis"><text:span text:style-name="T139">(.iso) </text:span></text:span><text:span text:style-name="Strong_20_Emphasis"><text:span text:style-name="T138">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138">, </text:span></text:span><text:span text:style-name="Strong_20_Emphasis"><text:span text:style-name="T140">klik op</text:span></text:span><text:span text:style-name="Strong_20_Emphasis"><text:span text:style-name="T141"> </text:span></text:span><text:span text:style-name="Strong_20_Emphasis"><text:span text:style-name="T170">Ubuntu 2</text:span></text:span><text:span text:style-name="Strong_20_Emphasis"><text:span text:style-name="T171">2</text:span></text:span><text:span text:style-name="Strong_20_Emphasis"><text:span text:style-name="T170">.04... LTS (Jammy Jellyfish)</text:span></text:span><text:span text:style-name="Strong_20_Emphasis"><text:span text:style-name="T141">, </text:span></text:span><text:span text:style-name="Strong_20_Emphasis"><text:span text:style-name="T142">en </text:span></text:span><text:span text:style-name="Strong_20_Emphasis"><text:span text:style-name="T140">klik </text:span></text:span><text:span text:style-name="Strong_20_Emphasis"><text:span text:style-name="T142">vervolgens </text:span></text:span><text:span text:style-name="Strong_20_Emphasis"><text:span text:style-name="T143">achter</text:span></text:span><text:span text:style-name="Strong_20_Emphasis"><text:span text:style-name="T142"> </text:span></text:span><text:span text:style-name="Strong_20_Emphasis"><text:span text:style-name="T176">Desktop</text:span></text:span><text:span text:style-name="Strong_20_Emphasis"><text:span text:style-name="T172"> image</text:span></text:span><text:span text:style-name="Strong_20_Emphasis"><text:span text:style-name="T142"> </text:span></text:span><text:span text:style-name="Strong_20_Emphasis"><text:span text:style-name="T143">op </text:span></text:span><text:span text:style-name="Strong_20_Emphasis"><text:span text:style-name="T169">64-bit PC (AMD64) desktop image</text:span></text:span><text:span text:style-name="Strong_20_Emphasis"><text:span text:style-name="T167">.</text:span></text:span><text:span text:style-name="Strong_20_Emphasis"><text:span text:style-name="T142"><text:line-break/></text:span></text:span><text:span text:style-name="Strong_20_Emphasis"><text:span text:style-name="T140">P</text:span></text:span><text:span text:style-name="Strong_20_Emphasis"><text:span text:style-name="T135">laats </text:span></text:span><text:span text:style-name="Strong_20_Emphasis"><text:span text:style-name="T136">een </text:span></text:span><text:span text:style-name="Strong_20_Emphasis"><text:span text:style-name="T137">usb</text:span></text:span><text:span text:style-name="Strong_20_Emphasis"><text:span text:style-name="T136">-stick </text:span></text:span><text:span text:style-name="Strong_20_Emphasis"><text:span text:style-name="T165">va</text:span></text:span><text:span text:style-name="Strong_20_Emphasis"><text:span text:style-name="T144">n </text:span></text:span><text:span text:style-name="Strong_20_Emphasis"><text:span text:style-name="T145">min</text:span></text:span><text:span text:style-name="Strong_20_Emphasis"><text:span text:style-name="T146">imaal</text:span></text:span><text:span text:style-name="Strong_20_Emphasis"><text:span text:style-name="T145"> </text:span></text:span><text:span text:style-name="Strong_20_Emphasis"><text:span text:style-name="T147">4</text:span></text:span><text:span text:style-name="Strong_20_Emphasis"><text:span text:style-name="T145"> GB. <text:line-break/></text:span></text:span><text:span text:style-name="Strong_20_Emphasis"><text:span text:style-name="T166">Zoek</text:span></text:span><text:span text:style-name="Strong_20_Emphasis"><text:span text:style-name="T145"> </text:span></text:span><text:span text:style-name="Strong_20_Emphasis"><text:span text:style-name="T173">s</text:span></text:span><text:span text:style-name="Strong_20_Emphasis"><text:span text:style-name="T174">ch</text:span></text:span><text:span text:style-name="Strong_20_Emphasis"><text:span text:style-name="T145"> en klik op het pictogram van</text:span></text:span><text:span text:style-name="Strong_20_Emphasis"><text:span text:style-name="T148"> </text:span></text:span><text:span text:style-name="Strong_20_Emphasis"><text:span text:style-name="T177">Schijven</text:span></text:span><text:span text:style-name="Strong_20_Emphasis"><text:span text:style-name="T149">. Selecteer de </text:span></text:span><text:span text:style-name="Strong_20_Emphasis"><text:span text:style-name="T150">usb</text:span></text:span><text:span text:style-name="Strong_20_Emphasis"><text:span text:style-name="T149">-stick in de lijst van schijven aan de linkerkant en klik rechtsboven op </text:span></text:span><text:span text:style-name="Strong_20_Emphasis"><text:span text:style-name="T175">Schijfinstellingen</text:span></text:span><text:span text:style-name="Strong_20_Emphasis"><text:span text:style-name="T149"> </text:span></text:span><text:span text:style-name="Strong_20_Emphasis"><text:span text:style-name="T175">⋮</text:span></text:span><text:span text:style-name="Strong_20_Emphasis"><text:span text:style-name="T149"> (icoontje met de drie puntjes).</text:span></text:span></text:p><text:p text:style-name="P65"><text:span text:style-name="Strong_20_Emphasis"><text:span text:style-name="T149"><text:tab/>Kies </text:span></text:span><text:span text:style-name="Strong_20_Emphasis"><text:span text:style-name="T175">Schijfkopie terugzetten</text:span></text:span><text:span text:style-name="Strong_20_Emphasis"><text:span text:style-name="T149"> en selecteer </text:span></text:span><text:span text:style-name="Strong_20_Emphasis"><text:span text:style-name="T151">het net</text:span></text:span><text:span text:style-name="Strong_20_Emphasis"><text:span text:style-name="T152"> gedownloade </text:span></text:span><text:span text:style-name="Strong_20_Emphasis"><text:span text:style-name="T153">cd</text:span></text:span><text:span text:style-name="T18">-beeldbestand </text:span><text:span text:style-name="T19">(.iso)</text:span><text:span text:style-name="Strong_20_Emphasis"><text:span text:style-name="T152">.</text:span></text:span></text:p><text:p text:style-name="P67"><text:span text:style-name="Strong_20_Emphasis"><text:span text:style-name="T149"><text:tab/>Klik op </text:span></text:span><text:span text:style-name="Strong_20_Emphasis"><text:span text:style-name="T175">Terugzetten starten</text:span></text:span><text:span text:style-name="Strong_20_Emphasis"><text:span text:style-name="T149"> en vervolgens op </text:span></text:span><text:span text:style-name="Strong_20_Emphasis"><text:span text:style-name="T175">Terugzetten</text:span></text:span><text:span text:style-name="Strong_20_Emphasis"><text:span text:style-name="T154">.<text:line-break/></text:span></text:span><text:span text:style-name="Strong_20_Emphasis"><text:span text:style-name="T155">O</text:span></text:span><text:span text:style-name="Strong_20_Emphasis"><text:span text:style-name="T136">f </text:span></text:span><text:span text:style-name="Strong_20_Emphasis"><text:span text:style-name="T156">gebruik </text:span></text:span><text:span text:style-name="Strong_20_Emphasis"><text:span text:style-name="T157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57"> </text:span></text:span><text:span text:style-name="Strong_20_Emphasis"><text:span text:style-name="T158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158">) </text:span></text:span><text:span text:style-name="Strong_20_Emphasis"><text:span text:style-name="T159">dat </text:span></text:span><text:span text:style-name="Strong_20_Emphasis"><text:span text:style-name="T136">beschikbaar </text:span></text:span><text:span text:style-name="Strong_20_Emphasis"><text:span text:style-name="T159">is </text:span></text:span><text:span text:style-name="Strong_20_Emphasis"><text:span text:style-name="T136">voor </text:span></text:span><text:span text:style-name="Strong_20_Emphasis"><text:span text:style-name="T149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7">, </text:span></text:span><text:span text:style-name="Strong_20_Emphasis"><text:span text:style-name="T158">en </text:span></text:span><text:span text:style-name="Strong_20_Emphasis"><text:span text:style-name="T157">Linux</text:span></text:span><text:span text:style-name="Strong_20_Emphasis"><text:span text:style-name="T162">.</text:span></text:span></text:p></text:note-body></text:note></text:span><text:span text:style-name="T127"> </text:span><text:span text:style-name="T129">of </text:span><text:span text:style-name="T131">DVD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42"><text:span text:style-name="T188">Opstart/</text:span><text:span text:style-name="T189">bootmenu</text:span><text:span text:style-name="T188"> </text:span><text:span text:style-name="T187">via </text:span><text:span text:style-name="Definition"><text:span text:style-name="T342">opstartmenu</text:span></text:span><text:span text:style-name="T187"> </text:span><text:span text:style-name="T190">en</text:span><text:span text:style-name="T187"> </text:span><text:span text:style-name="T188">instellingen/</text:span><text:span text:style-name="T189">setup</text:span><text:span text:style-name="T187"> via </text:span><text:span text:style-name="Definition"><text:span text:style-name="T6">instellingen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4"/></text:span></text:p>
          </table:table-cell>
          <table:table-cell table:style-name="_32_._5f_Installatie_5f_uitvoeren.C3" office:value-type="string">
            <text:p text:style-name="P26"><text:span text:style-name="Strong_20_Emphasis"><text:span text:style-name="T96">Selecteer</text:span></text:span><text:span text:style-name="Strong_20_Emphasis"><text:span text:style-name="T51"> </text:span></text:span><text:span text:style-name="Strong_20_Emphasis"><text:span text:style-name="T111">Try or Install Ubuntu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4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32"><draw:control text:anchor-type="as-char" draw:z-index="17" draw:name="Vorm 6" draw:style-name="gr1" draw:text-style-name="P100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2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installatie</text:span></text:span><text:span text:style-name="Strong_20_Emphasis"><text:span text:style-name="T33">scherme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4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7">Bij</text:span><text:span text:style-name="T280"> </text:span><text:span text:style-name="Strong_20_Emphasis"><text:span text:style-name="T280">Wie bent u?</text:span></text:span><text:span text:style-name="T280">: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0" office:value-type="string">
            <text:p text:style-name="P16"><text:span text:style-name="T286">V</text:span><text:span text:style-name="T281">ul </text:span><text:span text:style-name="T282">in </text:span><text:span text:style-name="Strong_20_Emphasis"><text:span text:style-name="T283">Uw n</text:span></text:span><text:span text:style-name="Strong_20_Emphasis"><text:span text:style-name="T284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4">Naam </text:span></text:span><text:span text:style-name="Strong_20_Emphasis"><text:span text:style-name="T283">van uw </text:span></text:span><text:span text:style-name="Strong_20_Emphasis"><text:span text:style-name="T285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3">Kies een g</text:span></text:span><text:span text:style-name="Strong_20_Emphasis"><text:span text:style-name="T285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79">wachtwoord</text:span></text:span><text:span text:style-name="Strong_20_Emphasis"><text:span text:style-name="T273">.</text:span></text:span></text:p>
          </table:table-cell>
        </table:table-row>
      </table:table>
      <text:p text:style-name="P49"><text:span text:style-name="Strong_20_Emphasis"><text:span text:style-name="T101"/></text:span></text:p>
      <text:list xml:id="list192026337822142" text:continue-numbering="true" text:style-name="L1">
        <text:list-item>
          <text:p text:style-name="P96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50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3"><text:span text:style-name="Strong_20_Emphasis"><text:span text:style-name="T50">Aanmelden als </text:span></text:span><text:span text:style-name="Definition"><text:span text:style-name="T10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3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40"><text:span text:style-name="Strong_20_Emphasis"><text:span text:style-name="T98"><draw:control text:anchor-type="as-char" draw:z-index="23" draw:name="Vorm13_1" draw:style-name="gr1" draw:text-style-name="P100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25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</text:span></text:span><text:span text:style-name="Strong_20_Emphasis"><text:span text:style-name="T38">scherm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9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4"><text:span text:style-name="Strong_20_Emphasis"><text:span text:style-name="T54">Installeer </text:span></text:span><text:span text:style-name="Strong_20_Emphasis"><text:span text:style-name="T89">pakket kz</text:span></text:span><text:span text:style-name="Strong_20_Emphasis"><text:span text:style-name="T89"><text:note text:id="ftn7" text:note-class="footnote"><text:note-citation>1</text:note-citation><text:note-body><text:p text:style-name="P66"><text:span text:style-name="T336">Debian-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89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5"><text:span text:style-name="Strong_20_Emphasis"><text:span text:style-name="T93">D</text:span></text:span><text:span text:style-name="Strong_20_Emphasis"><text:span text:style-name="T76">ruk</text:span></text:span><text:span text:style-name="Strong_20_Emphasis"><text:span text:style-name="T63"> op</text:span></text:span><text:span text:style-name="Strong_20_Emphasis"><text:span text:style-name="T77"> de </text:span></text:span><text:span text:style-name="Strong_20_Emphasis"><text:span text:style-name="T66">Super</text:span></text:span><text:span text:style-name="Strong_20_Emphasis"><text:span text:style-name="T77">-toets</text:span></text:span><text:span text:style-name="Strong_20_Emphasis"><text:span text:style-name="T69"><text:note text:id="ftn8" text:note-class="footnote"><text:note-citation>2</text:note-citation><text:note-body><text:p text:style-name="P46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7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0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4"/></text:span></text:p>
          </table:table-cell>
          <table:table-cell table:style-name="_33_._5f_Installatie_5f_afronden.C7" office:value-type="string">
            <text:p text:style-name="P86"><text:span text:style-name="T5">Typ</text:span><text:span text:style-name="Strong_20_Emphasis"><text:span text:style-name="T58">, of </text:span></text:span><text:span text:style-name="Strong_20_Emphasis"><text:span text:style-name="T57">kopieer en plak, de</text:span></text:span><text:span text:style-name="Strong_20_Emphasis"><text:span text:style-name="T78">z</text:span></text:span><text:span text:style-name="Strong_20_Emphasis"><text:span text:style-name="T57">e </text:span></text:span><text:span text:style-name="Strong_20_Emphasis"><text:span text:style-name="T60">twee </text:span></text:span><text:span text:style-name="Strong_20_Emphasis"><text:span text:style-name="T57">opdrachten, ieder gevolgd door de </text:span></text:span><text:span text:style-name="Strong_20_Emphasis"><text:span text:style-name="T56">Enter</text:span></text:span><text:span text:style-name="Strong_20_Emphasis"><text:span text:style-name="T55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7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7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60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4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92"><text:span text:style-name="Strong_20_Emphasis"><text:span text:style-name="T93">D</text:span></text:span><text:span text:style-name="Strong_20_Emphasis"><text:span text:style-name="T82">ruk</text:span></text:span><text:span text:style-name="Strong_20_Emphasis"><text:span text:style-name="T81"> op</text:span></text:span><text:span text:style-name="Strong_20_Emphasis"><text:span text:style-name="T77"> de </text:span></text:span><text:span text:style-name="Strong_20_Emphasis"><text:span text:style-name="T66">Super</text:span></text:span><text:span text:style-name="Strong_20_Emphasis"><text:span text:style-name="T77">-toets</text:span></text:span><text:span text:style-name="Strong_20_Emphasis"><text:span text:style-name="T48">2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4"/></text:span></text:p>
          </table:table-cell>
          <table:table-cell table:style-name="_33_._5f_Installatie_5f_afronden.C14" office:value-type="string">
            <text:p text:style-name="P94"><text:span text:style-name="Strong_20_Emphasis"><text:span text:style-name="T96">Selecteer</text:span></text:span><text:span text:style-name="Strong_20_Emphasis"><text:span text:style-name="T72"> </text:span></text:span><text:span text:style-name="Strong_20_Emphasis"><text:span text:style-name="T120">3 -</text:span></text:span><text:span text:style-name="Strong_20_Emphasis"><text:span text:style-name="T103"> </text:span></text:span><text:span text:style-name="Strong_20_Emphasis"><text:span text:style-name="T121">Installatie</text:span></text:span><text:span text:style-name="Strong_20_Emphasis"><text:span text:style-name="T122"> </text:span></text:span><text:span text:style-name="Strong_20_Emphasis"><text:span text:style-name="T123">afronden</text:span></text:span><text:span text:style-name="Strong_20_Emphasis"><text:span text:style-name="T91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0"><text:span text:style-name="Strong_20_Emphasis"><text:span text:style-name="T50"><text:tab/></text:span></text:span></text:p>
      <text:p text:style-name="P51"><text:span text:style-name="Strong_20_Emphasis"><text:span text:style-name="T73"/></text:span></text:p>
      <text:p text:style-name="P52"><text:span text:style-name="Strong_20_Emphasis"><text:span text:style-name="T62"/></text:span></text:p>
      <text:list xml:id="list192027227936739"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21" draw:name="Vorm40_ 1" draw:style-name="gr1" draw:text-style-name="P100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50">Aanmelden als </text:span></text:span><text:span text:style-name="Definition"><text:span text:style-name="T10">gebruiker</text:span></text:span><text:span text:style-name="Strong_20_Emphasis"><text:span text:style-name="T83"><text:note text:id="ftn9" text:note-class="footnote"><text:note-citation>1</text:note-citation><text:note-body><text:p text:style-name="P62"><text:span text:style-name="User_20_Entry"><text:span text:style-name="T191">E</text:span></text:span><text:span text:style-name="User_20_Entry"><text:span text:style-name="T193">ventuele extra </text:span></text:span><text:span text:style-name="Definition"><text:span text:style-name="T340">gebruiker</text:span></text:span><text:span text:style-name="User_20_Entry"><text:span text:style-name="T192">s</text:span></text:span><text:span text:style-name="User_20_Entry"><text:span text:style-name="T193"> aanmelden en dezelfde stappen uitvoeren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41"><text:span text:style-name="Strong_20_Emphasis"><text:span text:style-name="T98"><draw:control text:anchor-type="as-char" draw:z-index="24" draw:name="Vorm13_ 1" draw:style-name="gr1" draw:text-style-name="P100" svg:width="0.35cm" svg:height="0.35cm" draw:control="control25"/></text:span></text:span></text:p>
          </table:table-cell>
          <table:table-cell table:style-name="Tabel2.D2" office:value-type="string">
            <text:p text:style-name="P29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welkomst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22" draw:name="Vorm40_ 2" draw:style-name="gr1" draw:text-style-name="P100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4">R</text:span></text:span><text:span text:style-name="Strong_20_Emphasis"><text:span text:style-name="T85">icht </text:span></text:span><text:span text:style-name="Strong_20_Emphasis"><text:span text:style-name="T86">de </text:span></text:span><text:span text:style-name="Strong_20_Emphasis"><text:span text:style-name="T95">gebruiker</text:span></text:span><text:span text:style-name="Strong_20_Emphasis"><text:span text:style-name="T85"> </text:span></text:span><text:span text:style-name="Strong_20_Emphasis"><text:span text:style-name="T87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1"><text:span text:style-name="Strong_20_Emphasis"><text:span text:style-name="T94">D</text:span></text:span><text:span text:style-name="Strong_20_Emphasis"><text:span text:style-name="T82">ruk</text:span></text:span><text:span text:style-name="Strong_20_Emphasis"><text:span text:style-name="T81"> op</text:span></text:span><text:span text:style-name="Strong_20_Emphasis"><text:span text:style-name="T77"> de </text:span></text:span><text:span text:style-name="Strong_20_Emphasis"><text:span text:style-name="T66">Super</text:span></text:span><text:span text:style-name="Strong_20_Emphasis"><text:span text:style-name="T77">-toets</text:span></text:span><text:span text:style-name="Strong_20_Emphasis"><text:span text:style-name="T47"><text:note text:id="ftn10" text:note-class="footnote"><text:note-citation>2</text:note-citation><text:note-body><text:p text:style-name="P47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3">, </text:span></text:span><text:span text:style-name="Strong_20_Emphasis"><text:span text:style-name="T74">t</text:span></text:span><text:span text:style-name="Strong_20_Emphasis"><text:span text:style-name="T68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9"> </text:span></text:span><text:span text:style-name="Strong_20_Emphasis"><text:span text:style-name="T75">e</text:span></text:span><text:span text:style-name="Strong_20_Emphasis"><text:span text:style-name="T55">n </text:span></text:span><text:span text:style-name="Strong_20_Emphasis"><text:span text:style-name="T71">k</text:span></text:span><text:span text:style-name="Strong_20_Emphasis"><text:span text:style-name="T55">lik op het pictogram van </text:span></text:span><text:span text:style-name="Strong_20_Emphasis"><text:span text:style-name="T115">Installatiem</text:span></text:span><text:span text:style-name="Strong_20_Emphasis"><text:span text:style-name="T116">enu</text:span></text:span><text:span text:style-name="Strong_20_Emphasis"><text:span text:style-name="T69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6"><text:span text:style-name="Strong_20_Emphasis"><text:span text:style-name="T96">Selecteer</text:span></text:span><text:span text:style-name="Strong_20_Emphasis"><text:span text:style-name="T72"> </text:span></text:span><text:span text:style-name="Strong_20_Emphasis"><text:span text:style-name="T120">4 - </text:span></text:span><text:span text:style-name="Strong_20_Emphasis"><text:span text:style-name="T107">Gebruiker inrichten</text:span></text:span><text:span text:style-name="Strong_20_Emphasis"><text:span text:style-name="T91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8"/></text:span></text:p>
      <text:p text:style-name="P44"/>
      <text:p text:style-name="P32"><text:span text:style-name="T202">E</text:span><text:span text:style-name="T203">inde c</text:span><text:span text:style-name="T204">hecklist, </text:span><text:span text:style-name="T205">d</text:span><text:span text:style-name="T204">e installatie van </text:span><text:span text:style-name="Strong_20_Emphasis"><text:span text:style-name="T221"><text:user-field-get text:name="Distro">Ubuntu</text:user-field-get></text:span></text:span><text:span text:style-name="T206"><text:s/></text:span><text:span text:style-name="T207"><text:user-field-get text:name="Version">22.04</text:user-field-get></text:span><text:span text:style-name="Strong_20_Emphasis"><text:span text:style-name="T222"><text:s/></text:span></text:span><text:span text:style-name="Strong_20_Emphasis"><text:span text:style-name="T220">LTS</text:span></text:span><text:span text:style-name="T46"> </text:span><text:span text:style-name="Strong_20_Emphasis"><text:span text:style-name="T124"><text:user-field-get text:name="Edition">Desktop</text:user-field-get></text:span></text:span><text:span text:style-name="Strong_20_Emphasis"><text:span text:style-name="T124"><text:s/></text:span></text:span><text:span text:style-name="T204">is voltooid.</text:span></text:p>
      <text:p text:style-name="P13"/>
      <text:p text:style-name="P8"><text:span text:style-name="Emphasis"><text:span text:style-name="T291">Geschreven </text:span></text:span><text:span text:style-name="Emphasis"><text:span text:style-name="T289">d</text:span></text:span><text:span text:style-name="Emphasis"><text:span text:style-name="T29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3">CC0 1.0 Universeel</text:span></text:span></text:a><text:span text:style-name="Emphasis"><text:span text:style-name="T291">,</text:span></text:span><text:span text:style-name="Emphasis"><text:span text:style-name="T288"> </text:span></text:span><text:span text:style-name="Strong_20_Emphasis"><text:span text:style-name="T62"><text:user-field-get style:data-style-name="N0" text:name="Releaseyear">2022</text:user-field-get></text:span></text:span><text:span text:style-name="Emphasis"><text:span text:style-name="T290">-</text:span></text:span><text:span text:style-name="Emphasis"><text:span text:style-name="T290"><text:date style:data-style-name="N10107" text:date-value="2023-08-12T19:20:25.221854425">2023</text:date></text:span></text:span><text:span text:style-name="Emphasis"><text:span text:style-name="T29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2T19:20:24.873582576">12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20:24.736772049</dc:date>
    <meta:keyword>Installatie</meta:keyword>
    <meta:keyword>Checklist</meta:keyword>
    <meta:keyword>Linux</meta:keyword>
    <meta:editing-cycles>6734</meta:editing-cycles>
    <meta:editing-duration>P11DT21H42M43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7" meta:word-count="623" meta:character-count="4367" meta:non-whitespace-character-count="3788"/>
    <meta:user-defined meta:name="Info 1"/>
    <meta:user-defined meta:name="Info 2"/>
    <meta:user-defined meta:name="Info 3"/>
    <meta:user-defined meta:name="Info 4"/>
  </office:meta>
</office:document-meta>
</file>